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Itali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fo:margin-left="0in" fo:margin-right="-0.0021in" table:align="margins"/>
    </style:style>
    <style:style style:name="Table1.A" style:family="table-column">
      <style:table-column-properties style:column-width="6.6951in" style:rel-column-width="65535*"/>
    </style:style>
    <style:style style:name="Table1.A1" style:family="table-cell">
      <style:table-cell-properties fo:background-color="transparent" fo:padding="0.1in" fo:border="none">
        <style:background-image/>
      </style:table-cell-properties>
    </style:style>
    <style:style style:name="Table3" style:family="table">
      <style:table-properties style:width="6.4951in" table:align="margins"/>
    </style:style>
    <style:style style:name="Table3.A" style:family="table-column">
      <style:table-column-properties style:column-width="3.2472in" style:rel-column-width="32767*"/>
    </style:style>
    <style:style style:name="Table3.B" style:family="table-column">
      <style:table-column-properties style:column-width="3.2479in" style:rel-column-width="32768*"/>
    </style:style>
    <style:style style:name="Table2" style:family="table">
      <style:table-properties style:width="6.6951in" fo:margin-left="0in" fo:margin-right="-0.0021in" table:align="margins"/>
    </style:style>
    <style:style style:name="Table2.A" style:family="table-column">
      <style:table-column-properties style:column-width="6.6951in" style:rel-column-width="65535*"/>
    </style:style>
    <style:style style:name="Table2.A1" style:family="table-cell">
      <style:table-cell-properties fo:padding="0.1in" fo:border="0.05pt solid #000000"/>
    </style:style>
    <style:style style:name="Table10" style:family="table">
      <style:table-properties style:width="2.8285in" fo:margin-left="1.6875in" fo:margin-right="1.9792in" table:align="margins"/>
    </style:style>
    <style:style style:name="Table10.A" style:family="table-column">
      <style:table-column-properties style:column-width="1.5215in" style:rel-column-width="35260*"/>
    </style:style>
    <style:style style:name="Table10.B" style:family="table-column">
      <style:table-column-properties style:column-width="1.3069in" style:rel-column-width="30275*"/>
    </style:style>
    <style:style style:name="Table10.A1" style:family="table-cell">
      <style:table-cell-properties fo:padding="0.0382in" fo:border-left="none" fo:border-right="0.05pt solid #000000" fo:border-top="none" fo:border-bottom="0.05pt solid #000000"/>
    </style:style>
    <style:style style:name="Table10.B1" style:family="table-cell">
      <style:table-cell-properties fo:padding="0.0382in" fo:border-left="none" fo:border-right="none" fo:border-top="none" fo:border-bottom="0.05pt solid #000000"/>
    </style:style>
    <style:style style:name="Table10.A2" style:family="table-cell" style:data-style-name="N100">
      <style:table-cell-properties fo:padding="0.0382in" fo:border-left="none" fo:border-right="0.05pt solid #000000" fo:border-top="none" fo:border-bottom="none"/>
    </style:style>
    <style:style style:name="Table10.B2" style:family="table-cell" style:data-style-name="N100">
      <style:table-cell-properties fo:padding="0in" fo:border="none"/>
    </style:style>
    <style:style style:name="P1" style:family="paragraph" style:parent-style-name="RoR_20_TODO">
      <style:paragraph-properties fo:background-color="#cccccc">
        <style:background-image/>
      </style:paragraph-properties>
      <style:text-properties officeooo:paragraph-rsid="000716ca"/>
    </style:style>
    <style:style style:name="P2" style:family="paragraph" style:parent-style-name="Standard">
      <style:paragraph-properties fo:background-color="#cccccc">
        <style:background-image/>
      </style:paragraph-properties>
      <style:text-properties officeooo:paragraph-rsid="000716ca"/>
    </style:style>
    <style:style style:name="P3" style:family="paragraph" style:parent-style-name="Standard">
      <style:paragraph-properties fo:text-align="center" style:justify-single-word="false" fo:background-color="#cccccc">
        <style:background-image/>
      </style:paragraph-properties>
      <style:text-properties fo:font-weight="bold" officeooo:paragraph-rsid="000716ca" style:font-weight-asian="bold" style:font-weight-complex="bold"/>
    </style:style>
    <style:style style:name="P4" style:family="paragraph" style:parent-style-name="RoR_20_H3">
      <style:paragraph-properties fo:background-color="#cccccc">
        <style:background-image/>
      </style:paragraph-properties>
      <style:text-properties officeooo:paragraph-rsid="000716ca"/>
    </style:style>
    <style:style style:name="P5" style:family="paragraph" style:parent-style-name="RoR_20_Advanced_20_Rule">
      <style:paragraph-properties fo:background-color="#cccccc">
        <style:background-image/>
      </style:paragraph-properties>
      <style:text-properties officeooo:paragraph-rsid="000716ca"/>
    </style:style>
    <style:style style:name="P6" style:family="paragraph" style:parent-style-name="RoR_20_H4">
      <style:paragraph-properties fo:background-color="#cccccc">
        <style:background-image/>
      </style:paragraph-properties>
      <style:text-properties officeooo:paragraph-rsid="000716ca"/>
    </style:style>
    <style:style style:name="P7" style:family="paragraph" style:parent-style-name="RoR_20_Default">
      <style:paragraph-properties fo:background-color="#cccccc">
        <style:background-image/>
      </style:paragraph-properties>
      <style:text-properties officeooo:paragraph-rsid="000716ca"/>
    </style:style>
    <style:style style:name="P8" style:family="paragraph" style:parent-style-name="RoR_20_Example">
      <style:paragraph-properties fo:background-color="#cccccc">
        <style:background-image/>
      </style:paragraph-properties>
      <style:text-properties officeooo:paragraph-rsid="000716ca"/>
    </style:style>
    <style:style style:name="P9" style:family="paragraph" style:parent-style-name="Standard">
      <style:text-properties officeooo:paragraph-rsid="000716ca"/>
    </style:style>
    <style:style style:name="P10" style:family="paragraph" style:parent-style-name="Standard">
      <style:paragraph-properties fo:text-align="center" style:justify-single-word="false"/>
      <style:text-properties fo:font-weight="bold" officeooo:paragraph-rsid="000716ca" style:font-weight-asian="bold" style:font-weight-complex="bold"/>
    </style:style>
    <style:style style:name="P11" style:family="paragraph" style:parent-style-name="RoR_20_H3">
      <style:text-properties officeooo:paragraph-rsid="000716ca"/>
    </style:style>
    <style:style style:name="P12" style:family="paragraph" style:parent-style-name="Table_20_Contents">
      <style:text-properties officeooo:paragraph-rsid="000716ca"/>
    </style:style>
    <style:style style:name="P13" style:family="paragraph" style:parent-style-name="RoR_20_H4">
      <style:text-properties officeooo:paragraph-rsid="000716ca"/>
    </style:style>
    <style:style style:name="P14" style:family="paragraph" style:parent-style-name="RoR_20_Default">
      <style:text-properties officeooo:paragraph-rsid="000716ca"/>
    </style:style>
    <style:style style:name="P15" style:family="paragraph" style:parent-style-name="Table_20_Contents">
      <style:paragraph-properties fo:text-align="start" style:justify-single-word="false"/>
      <style:text-properties fo:font-size="11pt" fo:font-weight="bold" officeooo:paragraph-rsid="000aa970"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fo:font-size="11pt" fo:font-weight="bold" officeooo:paragraph-rsid="000aa970" style:font-size-asian="11pt" style:font-weight-asian="bold" style:font-size-complex="11pt" style:font-weight-complex="bold"/>
    </style:style>
    <style:style style:name="P17" style:family="paragraph" style:parent-style-name="Table_20_Contents">
      <style:paragraph-properties fo:text-align="start" style:justify-single-word="false"/>
      <style:text-properties fo:font-size="11pt" officeooo:paragraph-rsid="000aa970" style:font-size-asian="11pt" style:font-size-complex="11pt"/>
    </style:style>
    <style:style style:name="P18" style:family="paragraph" style:parent-style-name="Table_20_Contents">
      <style:paragraph-properties fo:text-align="center" style:justify-single-word="false"/>
      <style:text-properties officeooo:paragraph-rsid="000aa970"/>
    </style:style>
    <style:style style:name="P19" style:family="paragraph" style:parent-style-name="Table_20_Contents">
      <style:paragraph-properties fo:text-align="center" style:justify-single-word="false"/>
      <style:text-properties fo:font-size="10.5pt" officeooo:paragraph-rsid="000aa970" style:font-size-asian="10.5pt" style:font-size-complex="10.5pt"/>
    </style:style>
    <style:style style:name="P20" style:family="paragraph" style:parent-style-name="RoR_20_Default" style:list-style-name="L33">
      <style:text-properties officeooo:paragraph-rsid="000aa970"/>
    </style:style>
    <style:style style:name="P21" style:family="paragraph" style:parent-style-name="RoR_20_Default">
      <style:text-properties officeooo:paragraph-rsid="000aa970"/>
    </style:style>
    <style:style style:name="P22" style:family="paragraph" style:parent-style-name="RoR_20_Advanced_20_Rule" style:list-style-name="L1">
      <style:text-properties fo:color="#0066cc" officeooo:paragraph-rsid="000716ca"/>
    </style:style>
    <style:style style:name="P23" style:family="paragraph" style:parent-style-name="RoR_20_Advanced_20_Rule">
      <style:text-properties officeooo:paragraph-rsid="000aa970"/>
    </style:style>
    <style:style style:name="P24" style:family="paragraph" style:parent-style-name="RoR_20_Advanced_20_Rule" style:list-style-name="L20">
      <style:paragraph-properties fo:background-color="#cccccc">
        <style:background-image/>
      </style:paragraph-properties>
      <style:text-properties fo:color="#0066cc" officeooo:paragraph-rsid="000716ca"/>
    </style:style>
    <style:style style:name="P25" style:family="paragraph" style:parent-style-name="RoR_20_Advanced_20_Rule" style:list-style-name="L20">
      <style:paragraph-properties fo:background-color="#cccccc">
        <style:background-image/>
      </style:paragraph-properties>
      <style:text-properties officeooo:paragraph-rsid="000716ca"/>
    </style:style>
    <style:style style:name="P26" style:family="paragraph" style:parent-style-name="RoR_20_H3">
      <style:text-properties officeooo:paragraph-rsid="000aa970"/>
    </style:style>
    <style:style style:name="P27" style:family="paragraph" style:parent-style-name="RoR_20_H5">
      <style:text-properties officeooo:paragraph-rsid="000aa970"/>
    </style:style>
    <style:style style:name="P28" style:family="paragraph" style:parent-style-name="RoR_20_TODO">
      <style:text-properties officeooo:paragraph-rsid="000aa970"/>
    </style:style>
    <style:style style:name="P29" style:family="paragraph" style:parent-style-name="RoR_20_H4">
      <style:text-properties officeooo:paragraph-rsid="000aa970"/>
    </style:style>
    <style:style style:name="P30" style:family="paragraph" style:parent-style-name="Standard">
      <style:text-properties officeooo:rsid="00074368" officeooo:paragraph-rsid="00074368"/>
    </style:style>
    <style:style style:name="P31" style:family="paragraph" style:parent-style-name="Standard" style:list-style-name="L1">
      <style:text-properties officeooo:paragraph-rsid="000716ca"/>
    </style:style>
    <style:style style:name="P32" style:family="paragraph" style:parent-style-name="Standard" style:list-style-name="L2">
      <style:text-properties officeooo:paragraph-rsid="000716ca"/>
    </style:style>
    <style:style style:name="P33" style:family="paragraph" style:parent-style-name="Standard" style:list-style-name="L3">
      <style:text-properties officeooo:paragraph-rsid="000716ca"/>
    </style:style>
    <style:style style:name="P34" style:family="paragraph" style:parent-style-name="Standard" style:list-style-name="L4">
      <style:text-properties officeooo:paragraph-rsid="000716ca"/>
    </style:style>
    <style:style style:name="P35" style:family="paragraph" style:parent-style-name="Standard" style:list-style-name="L5">
      <style:text-properties officeooo:paragraph-rsid="000716ca"/>
    </style:style>
    <style:style style:name="P36" style:family="paragraph" style:parent-style-name="Standard" style:list-style-name="L6">
      <style:text-properties officeooo:paragraph-rsid="000716ca"/>
    </style:style>
    <style:style style:name="P37" style:family="paragraph" style:parent-style-name="Standard" style:list-style-name="L7">
      <style:text-properties officeooo:paragraph-rsid="000716ca"/>
    </style:style>
    <style:style style:name="P38" style:family="paragraph" style:parent-style-name="Standard" style:list-style-name="L8">
      <style:text-properties officeooo:paragraph-rsid="000716ca"/>
    </style:style>
    <style:style style:name="P39" style:family="paragraph" style:parent-style-name="Standard" style:list-style-name="L9">
      <style:text-properties officeooo:paragraph-rsid="000716ca"/>
    </style:style>
    <style:style style:name="P40" style:family="paragraph" style:parent-style-name="Standard" style:list-style-name="L10">
      <style:text-properties officeooo:paragraph-rsid="000716ca"/>
    </style:style>
    <style:style style:name="P41" style:family="paragraph" style:parent-style-name="Standard" style:list-style-name="L11">
      <style:text-properties officeooo:paragraph-rsid="000716ca"/>
    </style:style>
    <style:style style:name="P42" style:family="paragraph" style:parent-style-name="Standard" style:list-style-name="L12">
      <style:text-properties officeooo:paragraph-rsid="000716ca"/>
    </style:style>
    <style:style style:name="P43" style:family="paragraph" style:parent-style-name="Standard" style:list-style-name="L13">
      <style:text-properties officeooo:paragraph-rsid="000716ca"/>
    </style:style>
    <style:style style:name="P44" style:family="paragraph" style:parent-style-name="Standard" style:list-style-name="L14">
      <style:text-properties officeooo:paragraph-rsid="000716ca"/>
    </style:style>
    <style:style style:name="P45" style:family="paragraph" style:parent-style-name="Standard" style:list-style-name="L15">
      <style:text-properties officeooo:paragraph-rsid="000716ca"/>
    </style:style>
    <style:style style:name="P46" style:family="paragraph" style:parent-style-name="Standard" style:list-style-name="L16">
      <style:text-properties officeooo:paragraph-rsid="000716ca"/>
    </style:style>
    <style:style style:name="P47" style:family="paragraph" style:parent-style-name="Standard" style:list-style-name="L17">
      <style:text-properties officeooo:paragraph-rsid="000716ca"/>
    </style:style>
    <style:style style:name="P48" style:family="paragraph" style:parent-style-name="Standard" style:list-style-name="L18">
      <style:text-properties officeooo:paragraph-rsid="000716ca"/>
    </style:style>
    <style:style style:name="P49" style:family="paragraph" style:parent-style-name="Standard">
      <style:text-properties officeooo:rsid="000716ca" officeooo:paragraph-rsid="000716ca"/>
    </style:style>
    <style:style style:name="P50" style:family="paragraph" style:parent-style-name="Standard">
      <style:text-properties officeooo:paragraph-rsid="000716ca"/>
    </style:style>
    <style:style style:name="P51" style:family="paragraph" style:parent-style-name="Standard" style:list-style-name="L25">
      <style:text-properties officeooo:paragraph-rsid="000aa970"/>
    </style:style>
    <style:style style:name="P52" style:family="paragraph" style:parent-style-name="Standard">
      <style:text-properties fo:font-weight="normal" officeooo:paragraph-rsid="000aa970" style:font-weight-asian="normal" style:font-weight-complex="normal"/>
    </style:style>
    <style:style style:name="P53" style:family="paragraph" style:parent-style-name="Standard">
      <style:paragraph-properties fo:text-align="center" style:justify-single-word="false"/>
      <style:text-properties fo:font-weight="bold" officeooo:paragraph-rsid="000aa970" style:font-weight-asian="bold" style:font-weight-complex="bold"/>
    </style:style>
    <style:style style:name="P54" style:family="paragraph" style:parent-style-name="Standard" style:list-style-name="L31">
      <style:text-properties officeooo:paragraph-rsid="000aa970"/>
    </style:style>
    <style:style style:name="P55" style:family="paragraph" style:parent-style-name="Standard" style:list-style-name="L32">
      <style:text-properties officeooo:paragraph-rsid="000aa970"/>
    </style:style>
    <style:style style:name="P56" style:family="paragraph" style:parent-style-name="Standard" style:list-style-name="L34">
      <style:text-properties officeooo:paragraph-rsid="000aa970"/>
    </style:style>
    <style:style style:name="P57" style:family="paragraph" style:parent-style-name="Standard" style:list-style-name="L35">
      <style:text-properties officeooo:paragraph-rsid="000aa970"/>
    </style:style>
    <style:style style:name="P58" style:family="paragraph" style:parent-style-name="Standard">
      <style:text-properties officeooo:paragraph-rsid="000aa970"/>
    </style:style>
    <style:style style:name="P59" style:family="paragraph" style:parent-style-name="Standard" style:list-style-name="L19">
      <style:paragraph-properties fo:background-color="#cccccc">
        <style:background-image/>
      </style:paragraph-properties>
      <style:text-properties officeooo:paragraph-rsid="000716ca"/>
    </style:style>
    <style:style style:name="P60" style:family="paragraph" style:parent-style-name="Standard" style:list-style-name="L19">
      <style:paragraph-properties fo:background-color="#cccccc">
        <style:background-image/>
      </style:paragraph-properties>
      <style:text-properties fo:color="#0066cc" officeooo:paragraph-rsid="000716ca"/>
    </style:style>
    <style:style style:name="P61" style:family="paragraph" style:parent-style-name="Standard" style:list-style-name="L20">
      <style:paragraph-properties fo:background-color="#cccccc">
        <style:background-image/>
      </style:paragraph-properties>
      <style:text-properties officeooo:paragraph-rsid="000716ca"/>
    </style:style>
    <style:style style:name="P62" style:family="paragraph" style:parent-style-name="Standard" style:list-style-name="L22">
      <style:paragraph-properties fo:background-color="#cccccc">
        <style:background-image/>
      </style:paragraph-properties>
      <style:text-properties officeooo:paragraph-rsid="000716ca"/>
    </style:style>
    <style:style style:name="P63" style:family="paragraph" style:parent-style-name="Standard">
      <style:paragraph-properties fo:background-color="#cccccc">
        <style:background-image/>
      </style:paragraph-properties>
      <style:text-properties officeooo:rsid="00074368" officeooo:paragraph-rsid="00074368"/>
    </style:style>
    <style:style style:name="P64" style:family="paragraph" style:parent-style-name="Standard" style:list-style-name="L23">
      <style:paragraph-properties fo:background-color="#cccccc">
        <style:background-image/>
      </style:paragraph-properties>
      <style:text-properties officeooo:paragraph-rsid="000716ca"/>
    </style:style>
    <style:style style:name="P65" style:family="paragraph" style:parent-style-name="Standard" style:list-style-name="L24">
      <style:paragraph-properties fo:background-color="#cccccc">
        <style:background-image/>
      </style:paragraph-properties>
      <style:text-properties officeooo:paragraph-rsid="000716ca"/>
    </style:style>
    <style:style style:name="P66" style:family="paragraph" style:parent-style-name="RoR_20_Example">
      <style:text-properties officeooo:paragraph-rsid="000aa970"/>
    </style:style>
    <style:style style:name="P67" style:family="paragraph" style:parent-style-name="RoR_20_Example" style:list-style-name="L21">
      <style:paragraph-properties fo:background-color="#cccccc">
        <style:background-image/>
      </style:paragraph-properties>
      <style:text-properties officeooo:paragraph-rsid="000716c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66cc"/>
    </style:style>
    <style:style style:name="T6" style:family="text">
      <style:text-properties style:font-name="Times New Roman1" style:font-name-asian="Times New Roman1" style:font-name-complex="Times New Roman1"/>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p>
      <table:table table:name="Table1" table:style-name="Table1">
        <table:table-column table:style-name="Table1.A"/>
        <table:table-row>
          <table:table-cell table:style-name="Table1.A1" office:value-type="string">
            <text:p text:style-name="P9">The Senate Phase is the heart of the game. While senate is in session, players will put forward a variety of proposals which will then be voted on by senators and enacted if passed. All senators in Rome (i.e. everyone except governors, Proconsuls, captives and rebel senators) must attend the senate session.</text:p>
            <text:p text:style-name="P9"/>
            <text:p text:style-name="P9">The senate is convened the moment the State of the Republic dice are thrown in the Population Phase.</text:p>
            <text:p text:style-name="P9"><text:span text:style-name="T1">EXCEPTION</text:span>: If the results cause the people to revolt and all the players to lose then there is no Senate Phase.</text:p>
            <text:p text:style-name="P11">HIGHEST RANKING AVAILABLE OFFICIAL (HRAO)</text:p>
            <text:p text:style-name="P9">The HRAO is the highest ranking official in Rome. The order of precedence is listed on their office marker: </text:p>
            <text:p text:style-name="P9"/>
            <table:table table:name="Table3" table:style-name="Table3">
              <table:table-column table:style-name="Table3.A"/>
              <table:table-column table:style-name="Table3.B"/>
              <table:table-row>
                <table:table-cell office:value-type="string">
                  <text:list xml:id="list8588302634340025546" text:style-name="L1">
                    <text:list-item>
                      <text:p text:style-name="P31">Dictator</text:p>
                    </text:list-item>
                    <text:list-item>
                      <text:p text:style-name="P31">Rome Consul</text:p>
                    </text:list-item>
                    <text:list-item>
                      <text:p text:style-name="P31">Field Consul</text:p>
                    </text:list-item>
                    <text:list-item>
                      <text:p text:style-name="P31">Censor</text:p>
                    </text:list-item>
                    <text:list-item>
                      <text:p text:style-name="P31">Master of Horse</text:p>
                    </text:list-item>
                    <text:list-item>
                      <text:p text:style-name="P22">Pontifex Maximus</text:p>
                    </text:list-item>
                  </text:list>
                </table:table-cell>
                <table:table-cell office:value-type="string">
                  <text:p text:style-name="P12"/>
                </table:table-cell>
              </table:table-row>
            </table:table>
            <text:p text:style-name="P9">If none of these officials are available due to death or absence from Rome, the senator with the most influence opens the meeting (using oratory ratings and then lowest ID# to break ties).</text:p>
            <text:p text:style-name="P11">PRESIDING MAGISTRATE</text:p>
            <text:p text:style-name="P9">The HRAO is typically the Presiding Magistrate <text:span text:style-name="T1">except</text:span>:</text:p>
            <text:list xml:id="list9037397769933698684" text:style-name="L2">
              <text:list-item>
                <text:p text:style-name="P32">during prosecutions</text:p>
              </text:list-item>
              <text:list-item>
                <text:p text:style-name="P32">after stepping down as a result of a unanimous proposal defeat (see Unanimous Defeat page 30)</text:p>
              </text:list-item>
            </text:list>
            <text:p text:style-name="P9"/>
            <text:p text:style-name="P9">The Presiding Magistrate has complete control over the procedures of the senate and conducts all business.</text:p>
            <text:p text:style-name="P9"/>
            <text:list xml:id="list757295791001490070" text:style-name="L3">
              <text:list-item>
                <text:p text:style-name="P33">He may recognize senators in any order he wishes and may call for the votes of each faction in any order. </text:p>
              </text:list-item>
              <text:list-item>
                <text:p text:style-name="P33">He alone makes nominations and proposals without the use of a Tribune card (see sidebar), and he may break off discussion on any proposal by calling for an immediate vote. </text:p>
              </text:list-item>
              <text:list-item>
                <text:p text:style-name="P33">Any player who ignores his demand for an immediate vote is considered to have abstained and loses his right to vote on that proposal. </text:p>
              </text:list-item>
              <text:list-item>
                <text:p text:style-name="P33">After all elections (including governors) and prosecutions he may close the meeting at any time there is no unresolved proposal on the floor by stating “the senate is adjourned”.</text:p>
              </text:list-item>
            </text:list>
            <text:p text:style-name="P9"/>
            <text:p text:style-name="P9">If the Presiding Magistrate dies as a result of an assassination or prosecution, the next HRAO becomes Presiding Magistrate. </text:p>
            <text:p text:style-name="P11">CONSULS</text:p>
            <text:p text:style-name="P9"/>
            <text:p text:style-name="P9">The first act of any Presiding Magistrate must be to conduct elections for new Consuls from among the ranks of aligned senators in Rome.</text:p>
            <text:p text:style-name="P9"><text:soft-page-break/></text:p>
            <text:list xml:id="list8410708989239790124" text:style-name="L4">
              <text:list-item>
                <text:p text:style-name="P34">He must nominate candidates in pairs. </text:p>
              </text:list-item>
              <text:list-item>
                <text:p text:style-name="P34">Any pair of candidates that is defeated may not be nominated again that turn as the same pair, but the individuals making up the defeated pair may be nominated again as part of a new pair. </text:p>
              </text:list-item>
              <text:list-item>
                <text:p text:style-name="P34">Candidates are elected or defeated as a pair; one cannot be elected while the other is defeated in the same vote. </text:p>
              </text:list-item>
              <text:list-item>
                <text:p text:style-name="P34">The current Consuls and Dictator (if any) may not be elected Consul this turn until the Tradition Erodes law is passed. </text:p>
              </text:list-item>
              <text:list-item>
                <text:p text:style-name="P34">A senator may not hold two offices simultaneously, but the current Censor or Master of Horse may be elected Consul with the understanding that he will not continue to serve in his existing office. </text:p>
              </text:list-item>
            </text:list>
            <text:p text:style-name="P9"/>
            <text:p text:style-name="P9">Nominations continue until two Consuls are elected or until only one possible pair of candidates remains, in which case this final pair is automatically appointed Consuls. </text:p>
            <text:p text:style-name="P9"/>
            <text:p text:style-name="P9">The newly elected Consuls:</text:p>
            <text:list xml:id="list6226244533872910716" text:style-name="L5">
              <text:list-item>
                <text:p text:style-name="P35">decide amongst themselves who will be Rome Consul. If they cannot agree, they dice off for the choice of office.</text:p>
              </text:list-item>
              <text:list-item>
                <text:p text:style-name="P35">place the appropriate Consul markers on their respective cards.</text:p>
              </text:list-item>
              <text:list-item>
                <text:p text:style-name="P35">immediately increase their influence by +5.</text:p>
              </text:list-item>
            </text:list>
            <text:p text:style-name="P9"/>
            <text:p text:style-name="P9">The new Rome Consul becomes Presiding Magistrate and takes over conduct of the meeting. </text:p>
            <text:p text:style-name="P9"/>
            <text:p text:style-name="P9">The outgoing Consuls receive Prior Consul markers. If a Dictator and Master of Horse exist, they lose their offices and the Dictator gains a Prior Consul marker. </text:p>
            <text:p text:style-name="P11">DICTATOR</text:p>
            <text:p text:style-name="P11"/>
            <text:p text:style-name="P9">A Dictator may be elected or appointed immediately after the consular elections if and only if Rome is facing one of the following dire situations:</text:p>
            <text:p text:style-name="P9"/>
            <text:list xml:id="list6054249354686369259" text:style-name="L6">
              <text:list-item>
                <text:p text:style-name="P36">3 or more active wars <text:span text:style-name="T1">or</text:span></text:p>
              </text:list-item>
              <text:list-item>
                <text:p text:style-name="P36">a war with a combined land and fleet strength of at least 20. A Naval Victory marker reduces the naval strength of a war to zero for this purpose.</text:p>
              </text:list-item>
            </text:list>
            <text:p text:style-name="P9"/>
            <text:p text:style-name="P9">To be eligible for Dictator, a senator must be aligned, in Rome and not holding any office except Censor. </text:p>
            <text:p text:style-name="P9"/>
            <text:p text:style-name="P9">The Consuls, acting together, may appoint any eligible senator on whom they can agree Dictator. If there is only one Consul present because the other has been assassinated, he may act alone to appoint a Dictator. <text:span text:style-name="T1">Appointment of a Dictator may not be vetoed with a Tribune. </text:span></text:p>
            <text:p text:style-name="P9"/>
            <text:p text:style-name="P9">If the Consuls cannot agree to appoint a Dictator, the senate may immediately elect a Dictator if the Presiding Magistrate calls for such elections (which <text:span text:style-name="T1">may</text:span> be vetoed). </text:p>
            <text:p text:style-name="P9"/>
            <text:p text:style-name="P9">A Dictator may also be proposed via the use of a Tribune at this time (after the Consuls decline to make a joint appointment). </text:p>
            <text:p text:style-name="P9"/>
            <text:p text:style-name="P9"><text:soft-page-break/>The Presiding Magistrate or anyone with a Tribune may continue to try to elect a Dictator even after multiple failures. However, once a Censor is elected a Dictator nomination may no longer be put forth (even with a Tribune).</text:p>
            <text:p text:style-name="P9"/>
            <text:p text:style-name="P9">The new Dictator:</text:p>
            <text:list xml:id="list182001277129493672" text:style-name="L7">
              <text:list-item>
                <text:p text:style-name="P37">becomes Presiding Magistrate</text:p>
              </text:list-item>
              <text:list-item>
                <text:p text:style-name="P37">takes the Dictator marker</text:p>
              </text:list-item>
              <text:list-item>
                <text:p text:style-name="P37">increases his influence by +7</text:p>
              </text:list-item>
              <text:list-item>
                <text:p text:style-name="P37">appoints as his Master of Horse any aligned senator in Rome not already holding an office except Censor</text:p>
              </text:list-item>
            </text:list>
            <text:p text:style-name="P9"/>
            <text:p text:style-name="P9">The new Master of Horse:</text:p>
            <text:list xml:id="list4481931093512839571" text:style-name="L8">
              <text:list-item>
                <text:p text:style-name="P38">takes the Master of Horse marker</text:p>
              </text:list-item>
              <text:list-item>
                <text:p text:style-name="P38">increases his influence by +3</text:p>
              </text:list-item>
            </text:list>
            <text:p text:style-name="P9"/>
            <text:p text:style-name="P9">The Dictator's proposals cannot be vetoed, though all proposals must still be voted upon normally. </text:p>
            <text:p text:style-name="P9"/>
            <text:p text:style-name="P9">The term of the Dictator and his Master of Horse lasts until the consular elections of the next game turn, at which time both the Dictator and his Master of Horse must immediately surrender their offices and the Dictator (not the Master of Horse) takes a Prior Consul marker.</text:p>
            <text:p text:style-name="P9"><text:span text:style-name="T1">EXCEPTION</text:span>: The Dictator (and Master of Horse) are in revolt.</text:p>
            <text:p text:style-name="P9"/>
            <text:p text:style-name="P9">The Dictator (or another senator) may immediately be appointed or elected Dictator again, assuming the active war requirements are met.</text:p>
            <text:p text:style-name="P13">MASTER OF HORSE</text:p>
            <text:p text:style-name="P9"/>
            <text:p text:style-name="P9">Whenever the Dictator commands an army or fleet he is accompanied by his Master of Horse. The Master of Horse must accompany the Dictator on campaigns and cannot act independently of the Dictator unless:</text:p>
            <text:p text:style-name="P9"/>
            <text:list xml:id="list4818381079466238173" text:style-name="L9">
              <text:list-item>
                <text:p text:style-name="P39">the Dictator dies in combat or </text:p>
              </text:list-item>
              <text:list-item>
                <text:p text:style-name="P39">the Master of Horse loyally follows the Dictator into revolt</text:p>
              </text:list-item>
            </text:list>
            <text:p text:style-name="P9"/>
            <text:p text:style-name="P9">The Dictator’s military rating for any combat is the sum of his military rating and that of his Master of Horse. The Master of Horse also adds to the commander’s military rating in a naval battle (reflecting the greater efficiency of a unified command), but cannot be used to nullify a Disaster or Standoff result in any battle.</text:p>
            <text:p text:style-name="P9"/>
            <text:p text:style-name="P9">If victorious in a war, the Dictator receives the usual increase in his influence and popularity, and the Master of Horse gets nothing.</text:p>
            <text:p text:style-name="P9"/>
            <text:p text:style-name="P9">If the Dictator is defeated, the Master of Horse is killed along with him. The Master of Horse can also be killed by a mortality chit draw during a battle result.</text:p>
            <text:p text:style-name="P11">CENSOR</text:p>
            <text:p text:style-name="P9"/>
            <text:p text:style-name="P9">Once the new Consuls (and possibly a Dictator) have been established, the Presiding Magistrate conducts elections for Censor.</text:p>
            <text:p text:style-name="P9"><text:soft-page-break/></text:p>
            <text:list xml:id="list529951193309876073" text:style-name="L10">
              <text:list-item>
                <text:p text:style-name="P40">Candidates must have a Prior Consul marker and be an aligned senator in Rome. </text:p>
              </text:list-item>
              <text:list-item>
                <text:p text:style-name="P40">The Censor may succeed himself. </text:p>
              </text:list-item>
              <text:list-item>
                <text:p text:style-name="P40">If only one eligible candidate of consular experience is available (as usually happens on the first turn), he is elected automatically. </text:p>
              </text:list-item>
              <text:list-item>
                <text:p text:style-name="P40">If there are no senators with consular experience present in the senate and free of other offices, the election for Censor is temporarily thrown open to all aligned senators in Rome.</text:p>
              </text:list-item>
            </text:list>
            <text:p text:style-name="P9"/>
            <text:p text:style-name="P9">The new Censor:</text:p>
            <text:list xml:id="list1611098154664179394" text:style-name="L11">
              <text:list-item>
                <text:p text:style-name="P41">takes the Censor marker</text:p>
              </text:list-item>
              <text:list-item>
                <text:p text:style-name="P41">increases his influence by +5</text:p>
              </text:list-item>
              <text:list-item>
                <text:p text:style-name="P41">becomes temporary Presiding Magistrate in order to conduct any prosecutions</text:p>
              </text:list-item>
            </text:list>
            <text:p text:style-name="P11">PROSECUTIONS</text:p>
            <text:p text:style-name="P9">Once elected, a new Censor has two options:</text:p>
            <text:list xml:id="list834858906997095703" text:style-name="L12">
              <text:list-item>
                <text:p text:style-name="P42">declare no prosecutions and return conduct of the meeting to the Presiding Magistrate</text:p>
              </text:list-item>
              <text:list-item>
                <text:p text:style-name="P42">announce a prosecution</text:p>
              </text:list-item>
            </text:list>
            <text:p text:style-name="P9"/>
            <text:p text:style-name="P9">He may conduct up to two minor or one major prosecution each turn in addition to any special prosecutions of assassins (page 40).</text:p>
            <text:p text:style-name="P9"/>
            <text:p text:style-name="P9">During prosecutions the Censor is the Presiding Magistrate and conducts all voting. If he suffers a unanimous defeat, he may either lose one influence (to a minimum of 0) or hand control of the meeting back to the normal Presiding Magistrate and end all prosecutions. </text:p>
            <text:p text:style-name="P9"/>
            <text:list xml:id="list5075552465570087125" text:style-name="L13">
              <text:list-item>
                <text:p text:style-name="P43">A Censor may not prosecute himself. </text:p>
              </text:list-item>
              <text:list-item>
                <text:p text:style-name="P43">Only senators in Rome may be prosecuted. </text:p>
              </text:list-item>
              <text:list-item>
                <text:p text:style-name="P43">If the Censor dies as a result of an assassination while the prosecutions are ongoing, all unresolved prosecutions fail and the HRAO becomes the Presiding Magistrate.</text:p>
              </text:list-item>
              <text:list-item>
                <text:p text:style-name="P43">A senator with any of the following is eligible for a minor prosecution:</text:p>
                <text:list>
                  <text:list-item>
                    <text:p text:style-name="P43">a minor (“Corrupt” side) corruption marker</text:p>
                  </text:list-item>
                  <text:list-item>
                    <text:p text:style-name="P43">a major (“Major” side) corruption marker</text:p>
                  </text:list-item>
                  <text:list-item>
                    <text:p text:style-name="P43">the corrupt portion of a concession revealed</text:p>
                  </text:list-item>
                </text:list>
              </text:list-item>
              <text:list-item>
                <text:p text:style-name="P43">To be eligible for a major prosecution the accused must hold a major corruption marker, which means that the senator held a major office last turn. </text:p>
              </text:list-item>
            </text:list>
            <text:p text:style-name="P9"/>
            <text:p text:style-name="P9">The Censor must appoint a consenting senator to be Prosecutor for each prosecution. The Prosecutor can be any senator in Rome, provided it is not the Censor himself or the accused. </text:p>
            <text:p text:style-name="P13">TRIAL</text:p>
            <text:p text:style-name="P9">The Censor calls for votes.</text:p>
            <text:p text:style-name="P9"/>
            <text:list xml:id="list5384840990402036343" text:style-name="L14">
              <text:list-item>
                <text:p text:style-name="P44">Voting against the prosecution is a vote against conviction. </text:p>
              </text:list-item>
              <text:list-item>
                <text:p text:style-name="P44">Voting for the prosecution is a vote for conviction. </text:p>
              </text:list-item>
            </text:list>
            <text:p text:style-name="P9"/>
            <text:p text:style-name="P9">During a prosecution the accused receives additional votes equal to his influence. </text:p>
            <text:p text:style-name="P13">POPULAR APPEAL</text:p>
            <text:p text:style-name="P9"><text:soft-page-break/>A senator accused in a prosecution may appeal to the people when his faction is called upon to vote.</text:p>
            <text:p text:style-name="P9"/>
            <text:p text:style-name="P10">Popular Appeal Result = 2d6 + Accused's Popularity</text:p>
            <text:p text:style-name="P9"/>
            <text:p text:style-name="P9">Note that the accused's popularity may be positive or negative. The result is found on the Popular Appeal Table on the game board:</text:p>
            <text:p text:style-name="P9"/>
            <text:list xml:id="list6124755835332333286" text:style-name="L15">
              <text:list-item>
                <text:p text:style-name="P45"><text:span text:style-name="T1">Accused Freed</text:span><text:span text:style-name="T2"> - ends the prosecution with an acquittal, and one mortality chit for each number by which the </text:span><text:span text:style-name="T1">modified</text:span><text:span text:style-name="T2"> roll exceeds 11 is drawn to see if either the Censor and/or the Prosecutor (the only two vulnerable to the chit draw) is killed by a mob enraged over this obvious frame-up. </text:span></text:p>
              </text:list-item>
              <text:list-item>
                <text:p text:style-name="P45"><text:span text:style-name="T1">Positive Votes</text:span> - are added to the votes “against” conviction.</text:p>
              </text:list-item>
              <text:list-item>
                <text:p text:style-name="P45"><text:span text:style-name="T1">Negative Votes </text:span>- are added to the votes “for” conviction. </text:p>
              </text:list-item>
              <text:list-item>
                <text:p text:style-name="P45"><text:span text:style-name="T1">Accused Killed</text:span> - the populace is so disgusted by the self-serving rhetoric of the accused that they kill him themselves. If the accused is killed in this way, the accused is considered to have been guilty, and the prosecutor still gains his Prior Consul marker (if any) and half of his influence, as usual (see below).</text:p>
              </text:list-item>
            </text:list>
            <text:p text:style-name="P9"/>
            <text:p text:style-name="P9">A senator who makes a popular appeal and is not killed as a result may play a Tribune to veto the prosecution after discovering the result of his appeal. </text:p>
            <text:p text:style-name="P9"/>
            <text:p text:style-name="P9">A Tribune may be played by anyone to veto the prosecution. The vetoed prosecution still counts towards the Censor’s total allowed prosecutions this Senate Phase. </text:p>
            <text:p text:style-name="P9"/>
            <text:p text:style-name="P9">A prosecution is not considered to be a proposal and therefore cannot be proposed with a Tribune. </text:p>
            <text:p text:style-name="P13">TRIAL OUTCOMES</text:p>
            <text:p text:style-name="P9">If the prosecution fails, the accused goes free and may not be prosecuted again this turn for the same reason. </text:p>
            <text:p text:style-name="P9"/>
            <text:p text:style-name="P9"><text:span text:style-name="T1">If convicted of a minor prosecution,</text:span> the accused:</text:p>
            <text:list xml:id="list4011087159717075064" text:style-name="L16">
              <text:list-item>
                <text:p text:style-name="P46">loses 5 popularity (which can become negative)</text:p>
              </text:list-item>
              <text:list-item>
                <text:p text:style-name="P46">loses 5 influence (to a minimum of 0)</text:p>
              </text:list-item>
              <text:list-item>
                <text:p text:style-name="P46">loses any Prior Consul marker</text:p>
              </text:list-item>
              <text:list-item>
                <text:p text:style-name="P46">must return all of his concessions to the Forum </text:p>
              </text:list-item>
            </text:list>
            <text:p text:style-name="P9"/>
            <text:p text:style-name="P9">The Prosecutor:</text:p>
            <text:list xml:id="list163537532564953" text:continue-numbering="true" text:style-name="L16">
              <text:list-item>
                <text:p text:style-name="P46">adds half of the influence lost by the accused (rounded up) to his own influence</text:p>
              </text:list-item>
              <text:list-item>
                <text:p text:style-name="P46">gains a Prior Consul marker</text:p>
              </text:list-item>
            </text:list>
            <text:p text:style-name="P9"/>
            <text:p text:style-name="P9"><text:span text:style-name="T1">If convicted of a major prosecution</text:span>, the accused:</text:p>
            <text:list xml:id="list8877035500192586106" text:style-name="L17">
              <text:list-item>
                <text:p text:style-name="P47">is executed</text:p>
              </text:list-item>
            </text:list>
            <text:p text:style-name="P9"/>
            <text:p text:style-name="P9">The Prosecutor:</text:p>
            <text:list xml:id="list208696419579728561" text:style-name="L18">
              <text:list-item>
                <text:p text:style-name="P48">adds half of the influence that would have been lost by the accused to his own influence, had the accused been convicted of a minor prosecution (see above) and not killed</text:p>
              </text:list-item>
            </text:list>
            <text:list xml:id="list163538941302545" text:continue-list="list8877035500192586106" text:style-name="L17">
              <text:list-item>
                <text:p text:style-name="P47">gains a Prior Consul marker</text:p>
              </text:list-item>
            </text:list>
            <text:p text:style-name="P9"/>
            <text:p text:style-name="P9"><text:soft-page-break/>Upon completion of his prosecutions, the Censor turns the meeting back to the normal Presiding Magistrate, and all corruption markers are removed from senators. Armaments and Shipbuilding concessions should be readjusted to hide the corrupt bar, indicating that these senators cannot be prosecuted next turn unless they take money from their concession again. </text:p>
            <text:p text:style-name="P11">GOVERNORSHIPS</text:p>
            <text:p text:style-name="P9">When a province is created, place its card in the Forum - <text:s/>undeveloped (yellow-bordered) side up. Each province in the Forum has a governorship that the senate must fill from among its membership during the next Senate Phase. </text:p>
            <text:p text:style-name="P9"/>
            <text:p text:style-name="P9">Elections for all open governorships are conducted immediately after prosecutions and before conducting other business. Elections continue until a governor is selected or there is only one eligible candidate remaining. </text:p>
            <text:p text:style-name="P9"/>
            <text:p text:style-name="P9">When a governor is elected, the province card is placed with his senator card, and he must leave Rome <text:span text:style-name="T1">immediately</text:span> without participating in any remaining senate votes. This departure is figurative, there is no actual removal of the governor about the play area.</text:p>
            <text:p text:style-name="P9"/>
            <text:p text:style-name="P9">Elections for multiple governorships, including recalls (see below), may be held simultaneously so that governors will be elected (or rejected) in tandem and depart at the same time, but no other proposal may be added to the same vote.</text:p>
            <text:p text:style-name="P9"/>
            <text:p text:style-name="P9">The holder of a major office may not be proposed as a governor.</text:p>
            <text:p text:style-name="P9"/>
            <text:p text:style-name="P9">An unaligned senator in the Forum may be elected governor, but is removed from the Forum and becomes immune to persuasion attempts until his return to Rome, when he is again placed in the Forum. He collects taxes for the state but does not take provincial spoils from the province.</text:p>
            <text:p text:style-name="P9"/>
            <text:p text:style-name="P14">All governorships are for a period of three turns. The term dial is adjusted at the end of the Revenue Phase (<text:span text:style-name="T4">page 23</text:span>). When the term dial drops below 1, the governor returns to Rome. </text:p>
            <text:p text:style-name="P9"/>
            <text:p text:style-name="P9">He may not be re-elected to that or another governorship without his consent during the turn of his return unless there are no other eligible candidates in Rome. Likewise, a newly recalled governor may not be sent out again on the same turn he was recalled without his consent unless there are no other eligible candidates in Rome. </text:p>
            <text:p text:style-name="P13">RECALLS</text:p>
            <text:p text:style-name="P9">A governor may be recalled immediately by electing a new governor, provided the recalled governor was not elected this same turn. The replacement governor inherits the province with the term dial reset for three turns. Recalled governors that have a corruption marker keep it until the prosecution step of the next Senate Phase. </text:p>
            <text:p text:style-name="P9"/>
            <text:p text:style-name="P9"><text:span text:style-name="T1">At the end of the Senate Phase, all provinces must have a governor.</text:span> If a governor dies during the Senate Phase after all vacant governorships have been assigned another governor must be elected at the earliest opportunity. A province without a governor does not generate or lose money for the state, nor can it be developed. Therefore, a new province never generates State taxes during its first turn of existence because it has no governor during that Revenue Phase. </text:p>
            <text:p text:style-name="P26">OTHER BUSINESS</text:p>
            <text:p text:style-name="P58">The Presiding Magistrate may now conduct other business by proposing whatever motions he <text:soft-page-break/>wishes. Each proposal may consist of only one kind of proposal at a time. For example, a proposal could not group a land bill with a concession vote to increase the chances of passage. Proposals of the same type may always be grouped together.</text:p>
            <text:p text:style-name="P21"><text:span text:style-name="T1">EXCEPTION</text:span><text:span text:style-name="T3">: Land bills (page 37)</text:span></text:p>
            <text:p text:style-name="P58"/>
            <text:p text:style-name="P28">The Presiding Magistrate may close the meeting whenever he chooses, as long as there is no unresolved motion on the floor. He simply states the “senate is adjourned” and thereby ends the opportunity for assassinations. The closing of the senate cannot be vetoed, however a Tribune can be used to temporarily keep the senate open in order to introduce a single proposal (page 32). </text:p>
            <text:p text:style-name="P29">ASSIGN CONCESSIONS</text:p>
            <text:p text:style-name="P58">Proposals may be made to assign a specific concession from the Forum to a specific senator present in Rome. </text:p>
            <text:p text:style-name="P58"/>
            <text:list xml:id="list2473086452541876063" text:style-name="L25">
              <text:list-item>
                <text:p text:style-name="P51">Group proposals may be made to simultaneously assign different concessions to different senators to increase voting support. </text:p>
              </text:list-item>
            </text:list>
            <text:list xml:id="list3273110748072163148" text:style-name="L31">
              <text:list-item>
                <text:p text:style-name="P54">If a proposal to assign a concession fails (whether singly or as part of a group), that concession card is flipped over to indicate that it may not be proposed again during the same game turn. </text:p>
              </text:list-item>
              <text:list-item>
                <text:p text:style-name="P54">There is no limit to the number of concessions a senator may control. </text:p>
              </text:list-item>
              <text:list-item>
                <text:p text:style-name="P54">The Land Commission concession may only be assigned if a land bill is in effect; once assigned it must be returned to the Forum if there are no land bills in effect at the end of a Senate Phase. </text:p>
              </text:list-item>
            </text:list>
            <text:p text:style-name="P29">LAND BILLS</text:p>
            <text:p text:style-name="P58">The senate can improve the Unrest Level by passing land bills. <text:s/>Three kinds are available:<text:span text:style-name="T1"> </text:span><text:span text:style-name="T2">Type I, Type II, and Type III (see table below).</text:span></text:p>
            <text:p text:style-name="P52"/>
            <text:p text:style-name="P58">Regardless of the type of land bill, the Unrest Level is lowered <text:span text:style-name="T1">only during the turn of their passage</text:span>.</text:p>
            <text:p text:style-name="P58"/>
            <text:p text:style-name="P58">The senate may propose no more than one land bill of each type each game turn. The number of land bills that may be in effect at one time is limited by the number of such markers available. </text:p>
            <text:p text:style-name="P58"/>
            <text:p text:style-name="P58"><text:span text:style-name="T2">A land bill proposal must name two consenting senators as sponsor and co-sponsor. If the land bill passes, the Unrest Level is lowered and the popularity of the sponsor and co-sponsor is raised as indicated on the Land Bills Table. Place the appropriate land bill marker in the applicable display box of the State treasury as a reminder of funds owed by the State during the Revenue Phase. </text:span></text:p>
            <text:p text:style-name="P52"/>
            <text:p text:style-name="P58">Regardless of the outcome, any senator who votes against a land bill lowers his popularity as indicated on the Land Bills Table. A senator who vetoes a land bill with a Tribune is not so penalized. </text:p>
            <text:p text:style-name="P21"/>
            <text:p text:style-name="P27">REPEALS</text:p>
            <text:p text:style-name="P58">The senate may attempt to repeal a Type II or Type III land bill, even on the same turn it passed. Type I land bills may not be repealed once they are passed and are removed during the next Revenue Phase (see below). Only one land bill repeal may be attempted per turn.</text:p>
            <text:p text:style-name="P58"/>
            <text:list xml:id="list8998342886840827364" text:style-name="L32">
              <text:list-item>
                <text:p text:style-name="P55">The senator who volunteers to sponsor the repeal of a land bill must have popularity equal to or greater than the amount he will lose by sponsoring and voting for the repeal. </text:p>
              </text:list-item>
              <text:list-item>
                <text:p text:style-name="P55"><text:soft-page-break/>The sponsor lowers his popularity as indicated on the Land Bills Table and must vote for that repeal.</text:p>
              </text:list-item>
              <text:list-item>
                <text:p text:style-name="P55">If the repeal passes, the Unrest Level is <text:span text:style-name="T1">raised</text:span> as indicated on the Land Bills Table.</text:p>
              </text:list-item>
              <text:list-item>
                <text:p text:style-name="P55">Regardless of whether the repeal passes or not, senators who vote for the repeal lower their popularity accordingly. </text:p>
              </text:list-item>
            </text:list>
            <text:p text:style-name="P58"/>
            <text:p text:style-name="P58">Payment for land bills is made during the Revenue Phase by subtracting the costs of any current land bills from the State treasury. Remove the Type I land bill marker after payment is made. </text:p>
            <text:p text:style-name="P58"/>
            <text:p text:style-name="P27"/>
            <text:p text:style-name="P27">ASSASSINATION OF SPONSORS</text:p>
            <text:p text:style-name="P21">Whenever both the sponsor and co-sponsor of a land bill <text:span text:style-name="T2">are from the same faction</text:span>, they risk assassination <text:span text:style-name="T3">(page 40</text:span>). Any time prior to the end of the vote on the land bill, one senator may attempt an assassination of either the sponsor or co-sponsor by rolling on the Assassination Table. If caught, that senator is killed. However, there are no further consequences to his faction as would normally accrue due to a caught assassin. Regardless of the outcome, the vote on the land bill continues. </text:p>
            <text:p text:style-name="P29">RECRUITMENT OF FORCES</text:p>
            <text:p text:style-name="P58">The senate may vote to raise or disband forces. The maximum number of legions and fleets the Republic may have as active forces is 25 of each. The number to be raised must be specified in the original proposal. Theater and commander must be the subject of subsequent proposals. </text:p>
            <text:p text:style-name="P58"/>
            <text:p text:style-name="P58">Forces raised are taken from the Force Pool on the game board and placed in Italy (i.e. the Active Forces boxes). The State treasury must immediately pay 10 talents for each new unit raised. </text:p>
            <text:p text:style-name="P58"/>
            <text:p text:style-name="P58">A legion/ fleet cannot be disbanded and rebuilt in the same Senate Phase. The senate may only vote to disband units located in Rome. </text:p>
            <text:p text:style-name="P29">CONCESSION GAINS</text:p>
            <text:p text:style-name="P21">Any senator who holds the Armaments or Ship Building concessions must immediately collect the income listed on the concession when legions or ships are built. Senators taking money in this way slide the concession out to reveal the printed corrupt bar listed on the card. This indicates that the senator is liable to a minor prosecution during the next Senate Phase (<text:span text:style-name="T3">page 33</text:span>). </text:p>
            <text:p text:style-name="P29">DEPLOYMENT OF FORCES</text:p>
            <text:p text:style-name="P58">The senate may send a commander and a specific group of forces in the Active Forces boxes to attack any available active, inactive or imminent war. The senate may not send a force to fight a war unless it is supported by the number of fleets required by that war card. Multiple forces may even be sent against the same war. </text:p>
            <text:p text:style-name="P58"/>
            <text:p text:style-name="P58">When a measure to send a force away passes, those units are placed on the commander’s card, and he is immediately considered absent from Rome and placed overlapping the war. The Field Consul, the Rome Consul and the Dictator (with the Master of Horse) can all be sent to war with the only limitation being that the Field Consul must be sent to war before (or in conjunction with) the Rome Consul. These proposals may be made separately or in a package. </text:p>
            <text:p text:style-name="P58"/>
            <text:p text:style-name="P58">The passage of any measure sending the Presiding Magistrate to war ends the Senate Phase. Consequently, a player wishing to enact some other proposal during that Senate Phase may play a Tribune card before or during his turn to vote on sending the Presiding Magistrate away - not as a veto, but as a measure to suspend the vote until after his proposal has been acted upon. If the <text:soft-page-break/>proposal put forth from this Tribune results in making the suspended deployment proposal invalid (e.g. the troops no longer exist, etc…), the suspended proposal automatically fails. </text:p>
            <text:p text:style-name="P58"/>
            <text:p text:style-name="P58">The senate may send more than one army under different commanders to fight the same war. However, if they do so, each army must attack separately, one at a time, until the war is defeated or all armies have attacked. The advantage of sending separate armies to fight a single war is that each Disaster/Standoff number can only be applied once a turn.</text:p>
            <text:p text:style-name="P58"/>
            <text:p text:style-name="P66">EXAMPLE: An end result of 14 would result in a disaster for the first battle resolution, but a subsequent end result of 14 for a different force on the same turn would not be considered a disaster. </text:p>
            <text:p text:style-name="P66"/>
            <text:p text:style-name="P27">MINIMUM FORCES</text:p>
            <text:p text:style-name="P58">The senate may not propose to send a senator to fight a war without his consent unless the combined strength of his force (including his military rating) is equal to or greater that of the war and any applicable leader. </text:p>
            <text:p text:style-name="P58"/>
            <text:p text:style-name="P58">If as a result of losses sustained in a previous turn, a Proconsul’s force falls beneath that of the opposing war, he has no such right of refusal and must attack again the following turn. </text:p>
            <text:p text:style-name="P58"><text:span text:style-name="T1">EXCEPTION</text:span>: Automatic recalls – see below.</text:p>
            <text:p text:style-name="P58"/>
            <text:p text:style-name="P27">REINFORCEMENTS</text:p>
            <text:p text:style-name="P58">The senate may send additional forces to a commander during the Senate Phase. </text:p>
            <text:p text:style-name="P58"/>
            <text:p text:style-name="P58">If a Proconsul has no legions left or insufficient fleets to prosecute the war, he must be reinforced or he will be automatically recalled at the end of the current Senate Phase (see Automatic Recalls, below).</text:p>
            <text:p text:style-name="P58"/>
            <text:p text:style-name="P58">A commander that left Rome in the current Senate Phase may not be reinforced. </text:p>
            <text:p text:style-name="P58"/>
            <text:p text:style-name="P27">RECALL OF COMMANDERS / FORCES</text:p>
            <text:p text:style-name="P58">The senate may vote to recall or replace any commander who was not victorious during the previous Combat Phase. He returns to Rome immediately and his forces are placed in the Active Forces boxes unless a replacement commander is sent to take his place as part of the recall. </text:p>
            <text:p text:style-name="P58"/>
            <text:p text:style-name="P58">The senate may also recall part of a force to Rome, leaving the rest with its commander in the field, providing the recall follows the standard minimum forces rules (see above). </text:p>
            <text:p text:style-name="P58"/>
            <text:p text:style-name="P58">The senate may not recall a commander or forces attached to a commander that were deployed during the current Senate Phase nor a commander or troops attached to that commander if already reinforced in the current Senate Phase. </text:p>
            <text:p text:style-name="P58"/>
            <text:p text:style-name="P58">The senate may not recall legions from a Proconsul without his consent that will reduce the strength of his force to less than that of his war and any applicable leaders. </text:p>
            <text:p text:style-name="P58"/>
            <text:p text:style-name="P27">AUTOMATIC RECALLS</text:p>
            <text:p text:style-name="P58"><text:span text:style-name="T2">Once the senate is closed, </text:span>all Proconsuls who have insufficient fleet support, no legions when fighting a land battle or no fleets when fighting a naval battle are automatically recalled. Any force without a commander is also automatically recalled at this time. Obtaining fleet support is not required to perform these recalls.</text:p>
            <text:p text:style-name="P58"/>
            <text:p text:style-name="P27">GARRISONS</text:p>
            <text:p text:style-name="P21">Each province has a base land and naval strength depending on whether the province is <text:soft-page-break/>developed or not. These base province strengths are defenses innate to the provinces and can be enhanced by garrisons <text:span text:style-name="T5">(the advanced rules expand on the role of provincial forces)</text:span>. </text:p>
            <text:p text:style-name="P21"/>
            <text:p text:style-name="P21"/>
            <text:p text:style-name="P21">The senate may vote to send one or more legions to a province to augment its base land strength. Once sent, they remain there until recalled and follow the province to the Forum when up for reassignment.</text:p>
            <text:p text:style-name="P21"/>
            <text:list xml:id="list5516698750825205748" text:style-name="L33">
              <text:list-item>
                <text:p text:style-name="P20">Garrisons cannot be recalled the same turn they are deployed. </text:p>
              </text:list-item>
              <text:list-item>
                <text:p text:style-name="P20">Garrisons are under command of the current governor. </text:p>
              </text:list-item>
              <text:list-item>
                <text:p text:style-name="P20">The senate pays garrison maintenance costs. </text:p>
              </text:list-item>
            </text:list>
            <text:p text:style-name="P21"/>
            <text:p text:style-name="P21">The only thing that garrisoned legions do <text:span text:style-name="T5">(without using the provincial wars and rebel governor advanced rules)</text:span> is protect the province and governor from dangerous events. </text:p>
            <text:p text:style-name="P23"/>
            <text:p text:style-name="P58">Those provinces with underscored names and black border silhouettes are frontier provinces, which are susceptible to the Barbarian Raids events and should be garrisoned accordingly.</text:p>
            <text:p text:style-name="P29">MINOR MOTIONS</text:p>
            <text:p text:style-name="P58">A player may make gratuitous motions to enhance the atmosphere of the game or inform another player of his desire or dislike for a certain course of action. Votes of censure or gratitude, reprimands, personally insulting proposals and the like can all be appropriate. </text:p>
            <text:p text:style-name="P58"/>
            <text:p text:style-name="P58">Passage of minor motions has no game impact. Defeat of a minor motions carries no loss of influence penalty to the initiator of that motion. </text:p>
            <text:p text:style-name="P26">ASSASSINATIONS</text:p>
            <text:p text:style-name="P58">Players may attempt to eliminate opposing senators by announcing an assassination attempt which will be carried out by a specific senator belonging to the player attempting the assassination.</text:p>
            <text:p text:style-name="P58"/>
            <text:p text:style-name="P58">The player making the attempt may add to their assassination roll by playing one or more assassin cards prior to the resolution (the roll), but possession of an assassin card is not necessary to attempt an assassination. Other factions may not interfere with this attempt with their own assassin or bodyguard faction cards.</text:p>
            <text:p text:style-name="P58"/>
            <text:p text:style-name="P58">No faction may be the target of more than one attempt per turn, and no faction may attempt more than one assassination per turn. </text:p>
            <text:p text:style-name="P58"/>
            <text:p text:style-name="P58">A faction may not attempt to assassinate one of its own senators. </text:p>
            <text:p text:style-name="P58"/>
            <text:p text:style-name="P58">A senator’s vote is counted even if he is dead by the end of the vote (as long as he voted before he died). </text:p>
            <text:p text:style-name="P58"/>
            <text:p text:style-name="P58">A land bill vote is never canceled by the death of a senator, whether he is sponsor or co-sponsor. </text:p>
            <text:p text:style-name="P29">SENATUS INTERRUPTUS</text:p>
            <text:p text:style-name="P58">Assassinations may be attempted only while the senate is in session and only by and against those in attendance. Once the senate is adjourned, it is no longer possible to attempt an assassination during that game turn. </text:p>
            <text:p text:style-name="P58"><text:soft-page-break/></text:p>
            <text:p text:style-name="P58">The timing of an assassination attempt can be critical, so the players may want to agree beforehand on a short phrase (e.g., “Die swine!”) that will mark the exact moment of the attempt. It will thus be easier to decide if a sole Consul was killed before he could finish announcing the appointment of one of his fellow faction members as Dictator. No other card besides Assassin may be played between when the assassination is called and when the roll is made.</text:p>
            <text:p text:style-name="P58"/>
            <text:p text:style-name="P58">The assassin announces the senator making the attempt and his target before rolling 1d6. Results are found on the Assassination Table.</text:p>
            <text:p text:style-name="P53">Assassination Table</text:p>
            <table:table table:name="Table10" table:style-name="Table10">
              <table:table-column table:style-name="Table10.A"/>
              <table:table-column table:style-name="Table10.B"/>
              <table:table-row>
                <table:table-cell table:style-name="Table10.A1" office:value-type="string">
                  <text:p text:style-name="P16">Modified 1d6</text:p>
                </table:table-cell>
                <table:table-cell table:style-name="Table10.B1" office:value-type="string">
                  <text:p text:style-name="P16">Result</text:p>
                </table:table-cell>
              </table:table-row>
              <table:table-row>
                <table:table-cell table:style-name="Table10.A2" office:value-type="float" office:value="0">
                  <text:p text:style-name="P19"><text:span text:style-name="T6">≥</text:span> 5</text:p>
                </table:table-cell>
                <table:table-cell table:style-name="Table10.B2" office:value-type="float" office:value="0">
                  <text:p text:style-name="P19">Killed</text:p>
                </table:table-cell>
              </table:table-row>
              <table:table-row>
                <table:table-cell table:style-name="Table10.A2" office:value-type="float" office:value="0">
                  <text:p text:style-name="P19">3-4</text:p>
                </table:table-cell>
                <table:table-cell table:style-name="Table10.B2" office:value-type="float" office:value="0">
                  <text:p text:style-name="P19">No Effect</text:p>
                </table:table-cell>
              </table:table-row>
              <table:table-row>
                <table:table-cell table:style-name="Table10.A2" office:value-type="float" office:value="0">
                  <text:p text:style-name="P19"><text:span text:style-name="T6">≤</text:span> 2</text:p>
                </table:table-cell>
                <table:table-cell table:style-name="Table10.B2" office:value-type="float" office:value="0">
                  <text:p text:style-name="P19">Caught</text:p>
                </table:table-cell>
              </table:table-row>
            </table:table>
            <text:p text:style-name="P58"/>
            <text:p text:style-name="P58">If the target senator has one or more “Secret Bodyguard” cards, he may announce after the roll how many of those cards he will play to defend against the assassination attempt. Each bodyguard so used subtracts 1 from the roll and is discarded after use. The “Open Bodyguard” card must be in play prior to an assassination attempt to have any effect. </text:p>
            <text:p text:style-name="P58"/>
            <text:p text:style-name="P58">If the assassin is not caught, for each bodyguard card played, the assassin must roll again with all applicable modifiers solely to determine if he is caught. It is therefore possible for the first roll to kill the victim and a subsequent roll to result in the assassin’s capture.</text:p>
            <text:p text:style-name="P29">KILLED</text:p>
            <text:p text:style-name="P21">The target of the assassination attempt is kil<text:span text:style-name="T3">led (page 19).</text:span></text:p>
            <text:p text:style-name="P58"/>
            <text:list xml:id="list5546886426094894229" text:style-name="L34">
              <text:list-item>
                <text:p text:style-name="P56">If the Presiding Magistrate dies, the vote continues with the next HRAO acting as Presiding Magistrate. A nominee up for an office who is assassinated immediately cancels the current proposal and a new nominee (or set of nominees) must be provided by the Presiding Magistrate. </text:p>
                <text:list>
                  <text:list-item>
                    <text:p text:style-name="P56"><text:span text:style-name="T1">EXCEPTION</text:span>: Concession assignments and Consul for Life nominations can only be proposed once a turn. </text:p>
                  </text:list-item>
                </text:list>
              </text:list-item>
              <text:list-item>
                <text:p text:style-name="P56">If the Censor dies during the prosecution step, the current prosecution is canceled and no more prosecutions are possible. </text:p>
              </text:list-item>
              <text:list-item>
                <text:p text:style-name="P56">If a Prosecutor dies, the prosecution is canceled but still counts towards the Censor’s limit. </text:p>
              </text:list-item>
            </text:list>
            <text:p text:style-name="P29">CAUGHT</text:p>
            <text:p text:style-name="P21">A caught assassin is killed<text:span text:style-name="T3"> (page 19).</text:span></text:p>
            <text:p text:style-name="P58"/>
            <text:p text:style-name="P58"/>
            <text:p text:style-name="P58">In addition, his faction leader:</text:p>
            <text:list xml:id="list6986668866762456352" text:style-name="L35">
              <text:list-item>
                <text:p text:style-name="P57">loses 5 influence</text:p>
              </text:list-item>
              <text:list-item>
                <text:p text:style-name="P57">if he is in Rome, is the subject of an immediate special major prosecution</text:p>
              </text:list-item>
            </text:list>
            <text:p text:style-name="P58"/>
            <text:p text:style-name="P27">PROSECUTION OF FAILING FACTION LEADERS</text:p>
            <text:p text:style-name="P58">The Censor is Presiding Magistrate for an assassination prosecution, even if he is the accused faction leader. If there is no Censor, the current Presiding Magistrate runs the vote. </text:p>
            <text:p text:style-name="P58"><text:soft-page-break/></text:p>
            <text:p text:style-name="P58">A Prosecutor is not selected for this special prosecution. </text:p>
            <text:p text:style-name="P58"/>
            <text:p text:style-name="P58">A special assassination prosecution only temporarily suspends the current proposal. If possible, the proposal continues after the prosecution is resolved.</text:p>
            <text:p text:style-name="P58"/>
            <text:p text:style-name="P58">The failing faction leader <text:span text:style-name="T1">must</text:span> make a popular appeal. Instead of modifying the popular appeal roll by his own popularity, he must subtract the popularity of the target senator (if the target had negative popularity, add it to the roll).</text:p>
            <text:p text:style-name="P53">Assassination Prosecution Popular Appeal Roll = </text:p>
            <text:p text:style-name="P53">2d6</text:p>
            <text:p text:style-name="P53">- Target Senator's Popularity</text:p>
            <text:p text:style-name="P58"/>
            <text:p text:style-name="P58">If the faction leader is found guilty not only is he executed but a number of mortality chits equal to the victim’s popularity (if positive) are drawn, and any other members of the assassin’s faction currently in Rome whose mortality chits are drawn are also implicated and killed. </text:p>
            <text:p text:style-name="P58"/>
            <text:p text:style-name="P58">If the caught assassin was the faction leader, he is automatically killed and chits are still drawn as above to implicate further faction members. </text:p>
            <text:p text:style-name="P58"/>
            <text:p text:style-name="P58">If the killed faction leader was the last remaining member of the faction, the player is eliminated from the game. </text:p>
            <text:p text:style-name="P9"/>
          </table:table-cell>
        </table:table-row>
      </table:table>
      <text:p text:style-name="P9"/>
      <text:p text:style-name="P9"/>
      <text:p text:style-name="P49"/>
      <table:table table:name="Table2" table:style-name="Table2">
        <table:table-column table:style-name="Table2.A"/>
        <table:table-row>
          <table:table-cell table:style-name="Table2.A1" office:value-type="string">
            <text:p text:style-name="P7">Mandatory business during the Senate Phase must be conducted in the order given below, but other business may be conducted in any order at the whim of the HRAO.</text:p>
            <text:p text:style-name="P4">MANDATORY SENATE BUSINESS</text:p>
            <text:list xml:id="list7725860593712545429" text:style-name="L19">
              <text:list-item>
                <text:p text:style-name="P59">Election of New Consuls</text:p>
              </text:list-item>
              <text:list-item>
                <text:p text:style-name="P60">Election of Pontifex Maximus</text:p>
              </text:list-item>
              <text:list-item>
                <text:p text:style-name="P59">Appointment/Election of Dictator</text:p>
              </text:list-item>
              <text:list-item>
                <text:p text:style-name="P59">Election of Censor</text:p>
              </text:list-item>
              <text:list-item>
                <text:p text:style-name="P59">Prosecutions</text:p>
              </text:list-item>
              <text:list-item>
                <text:p text:style-name="P59">Elections of Governors</text:p>
              </text:list-item>
            </text:list>
            <text:p text:style-name="P7"/>
            <text:p text:style-name="P7"/>
            <text:p text:style-name="P4">OTHER SENATE BUSINESS</text:p>
            <text:list xml:id="list7017128554491897857" text:style-name="L20">
              <text:list-item>
                <text:p text:style-name="P61">Assignment of Open Concessions</text:p>
              </text:list-item>
              <text:list-item>
                <text:p text:style-name="P61">Passage/Repeal of Land Bills</text:p>
              </text:list-item>
              <text:list-item>
                <text:p text:style-name="P61">Raising/Disbanding of Forces</text:p>
              </text:list-item>
              <text:list-item>
                <text:p text:style-name="P61">Assignment/Recall of Legions to a Garrison</text:p>
              </text:list-item>
              <text:list-item>
                <text:p text:style-name="P61">Assignment/Recall of Legions to Prosecute a War</text:p>
              </text:list-item>
              <text:list-item>
                <text:p text:style-name="P61">Recall of a Proconsul</text:p>
              </text:list-item>
              <text:list-item>
                <text:p text:style-name="P25"><text:span text:style-name="T5">Recall of Pontifex Maximus</text:span></text:p>
              </text:list-item>
              <text:list-item>
                <text:p text:style-name="P24">Appointment of Priests</text:p>
              </text:list-item>
              <text:list-item>
                <text:p text:style-name="P61">Election of Consul for Life</text:p>
              </text:list-item>
              <text:list-item>
                <text:p text:style-name="P61"><text:soft-page-break/>Any Minor Proposal</text:p>
              </text:list-item>
            </text:list>
            <text:p text:style-name="P4">PROPOSALS</text:p>
            <text:p text:style-name="P2">A proposal is anything that is put before the senate for a vote, either by the Presiding Magistrate, a Tribune, or as otherwise allowed. A nomination is a type of proposal. </text:p>
            <text:p text:style-name="P2"/>
            <text:p text:style-name="P2">Defeated proposals may not be introduced again in the same Senate Phase without significant change.</text:p>
            <text:p text:style-name="P2"/>
            <text:p text:style-name="P8">EXAMPLES: </text:p>
            <text:list xml:id="list5011293266000432425" text:style-name="L21">
              <text:list-item>
                <text:p text:style-name="P67">A proposal to assign Fabius eight legions fails. A subsequent proposal to assign Fabius seven legions or Claudius eight legions may be put forward. </text:p>
              </text:list-item>
              <text:list-item>
                <text:p text:style-name="P67">A proposal to send Fabius to govern Nearer Spain and Claudius to Sicily might fail as a joint proposal but a subsequent separate proposal to send Fabius to Nearer Spain is legal. </text:p>
              </text:list-item>
              <text:list-item>
                <text:p text:style-name="P67">A proposal to nominate Fabius and Claudius as Consuls fails. A subsequent proposal to nominate Claudius and Fabius as Consuls would be illegal (rewording the proposal is not enough). </text:p>
              </text:list-item>
              <text:list-item>
                <text:p text:style-name="P67">In contrast, concessions and Consul for Life nominations can only be voted upon once per turn.</text:p>
              </text:list-item>
            </text:list>
            <text:p text:style-name="P2"/>
            <text:p text:style-name="P2">A proposal is considered on the floor the moment the first vote is called for.</text:p>
            <text:p text:style-name="P2"/>
            <text:p text:style-name="P2">A proposal is implemented as soon as the last faction votes on it and the proposal passes. No cards can be played or actions occur between the time the last faction votes and the proposal is implemented. </text:p>
            <text:p text:style-name="P8"/>
            <text:p text:style-name="P8">EXAMPLE: A senator could not be assassinated after he is elected governor since he is considered to be in his province as soon as the last vote on the passing proposal is cast. </text:p>
            <text:p text:style-name="P6">VOTING </text:p>
            <text:p text:style-name="P2">After announcing the proposal, the Presiding Magistrate <text:span text:style-name="T2">chooses</text:span> a faction to vote first. That faction must vote, abstain, or use a Tribune to veto the vote. </text:p>
            <text:p text:style-name="P2"/>
            <text:p text:style-name="P2">After that faction votes or abstains the Presiding Magistrate selects another faction to vote, and the process is repeated until all factions have had an opportunity to vote or the proposal is vetoed. </text:p>
            <text:p text:style-name="P2"/>
            <text:p text:style-name="P1">The voting procedure of the senate is the same for all business requiring a vote except that abstaining is not allowed during the passage/repeal of a land bill (page 37). Any player refusing to vote on a land bill when prompted is considered to have voted against it or for its repeal. </text:p>
            <text:p text:style-name="P2"/>
            <text:p text:style-name="P2">Each senator in Rome controls votes equal to his oratory plus the number of knights he controls. However, he may temporarily increase his votes for any particular proposal by buying them. For each talent he pays out of his personal treasury he receives one extra vote for that round of voting. These talents are paid out when the senator’s votes are called upon.</text:p>
            <text:p text:style-name="P2"/>
            <text:p text:style-name="P3">Senator's Votes =</text:p>
            <text:p text:style-name="P3">Senator's Oratory</text:p>
            <text:p text:style-name="P3">+ Number of Senator's Knights</text:p>
            <text:p text:style-name="P3">+ Bribes From Senator's Personal Treasury</text:p>
            <text:p text:style-name="P2"/>
            <text:p text:style-name="P2">All the senators in a faction need not vote alike, though they usually will. </text:p>
            <text:p text:style-name="P2"/>
            <text:p text:style-name="P2">Once a senator (or entire faction) declares his vote he may not change it, nor play a Tribune to <text:soft-page-break/>veto (cancel) the vote. </text:p>
            <text:p text:style-name="P2"/>
            <text:p text:style-name="P2">A simple majority (&gt; 50%) of votes cast is required to pass any measure.</text:p>
            <text:p text:style-name="P2"/>
            <text:p text:style-name="P2"><text:span text:style-name="T1">REMEMBER</text:span>: Each player should readjust his vote tally dial (on his faction treasury) as soon as he gains or loses votes for any reason.</text:p>
            <text:p text:style-name="P6">UNANIMOUS DEFEAT</text:p>
            <text:p text:style-name="P2">Whenever the Presiding Magistrate makes a proposal which is defeated by unanimous vote of all senators in Rome controlled by the other players, he may choose one of the following options:</text:p>
            <text:p text:style-name="P2"/>
            <text:list xml:id="list6939486037946591854" text:style-name="L22">
              <text:list-item>
                <text:p text:style-name="P62">lose one influence (down to a minimum of 0) <text:span text:style-name="T1">or</text:span></text:p>
              </text:list-item>
              <text:list-item>
                <text:p text:style-name="P62">step down as Presiding Magistrate and immediately hand over conduct of the meeting to the next HRAO</text:p>
              </text:list-item>
            </text:list>
            <text:p text:style-name="P2"/>
            <text:p text:style-name="P2">If the Presiding Magistrate does not have any influence to lose he MUST step down as Presiding Magistrate. </text:p>
            <text:p text:style-name="P2"/>
            <text:p text:style-name="P2">The senator stepping down retains his office, but is not available to be the Presiding Magistrate at any further point in the turn. This does not affect the HRAO order, just who is the Presiding Magistrate, and may happen multiple times during a Senate Phase. </text:p>
            <text:p text:style-name="P2"/>
            <text:p text:style-name="P2">These penalties do not apply when a Tribune is used to put forth a proposal. </text:p>
            <text:p text:style-name="P4">TRIBUNES</text:p>
            <text:p text:style-name="P2">Tribune cards may be played during the Senate Phase to veto or initiate proposals, including nominations. Once used, Tribunes are discarded. </text:p>
            <text:p text:style-name="P2"/>
            <text:p text:style-name="P2">In the rare case that two or more players ever play a Tribune at the same time, those players dice off to determine who gets precedence with the loser(s) taking their Tribune back to their hand. </text:p>
            <text:p text:style-name="P2"/>
            <text:p text:style-name="P63">­</text:p>
            <text:p text:style-name="P6">PROPOSAL USING A TRIBUNE</text:p>
            <text:p text:style-name="P2">Other senators may force proposals to a vote only by using a Tribune card and announcing “Tribune!”.</text:p>
            <text:p text:style-name="P2"/>
            <text:p text:style-name="P2">A Tribune card can force proposals:</text:p>
            <text:list xml:id="list8062708943447852995" text:style-name="L23">
              <text:list-item>
                <text:p text:style-name="P64">Any time there is no proposal already on the floor to establish that player's right to make a proposal.</text:p>
              </text:list-item>
              <text:list-item>
                <text:p text:style-name="P64">During a current proposal with or without specifying intent so as to establish that player's right to make the <text:span text:style-name="T1">next</text:span> proposal.</text:p>
              </text:list-item>
              <text:list-item>
                <text:p text:style-name="P64">After a the Presiding Magistrate adjourns the senate to force its continuation to consider the Tribune’s proposal.</text:p>
              </text:list-item>
            </text:list>
            <text:p text:style-name="P2"/>
            <text:p text:style-name="P2">The proposal must still be made at the correct time in the Senate Phase - for example, a player may not propose to recruit legions before the Censor has been elected.</text:p>
            <text:p text:style-name="P2"/>
            <text:p text:style-name="P2">A Tribune may not be used to interrupt an already played Tribune (i.e. once a Tribune has been played to make a proposal another Tribune may not interrupt it).</text:p>
            <text:p text:style-name="P2"><text:soft-page-break/></text:p>
            <text:p text:style-name="P1">A prosecution is not considered a proposal and is therefore not eligible to be proposed (though they may be vetoed [page 34]). </text:p>
            <text:p text:style-name="P2"/>
            <text:p text:style-name="P1">A Tribune may not be used to make a proposal to adjourn the senate (that is the privilege of the Presiding Magistrate). However, a proposal could be put forth to send the Presiding Magistrate to war, which, if it passes, would close the senate upon the Presiding Magistrate’s departure (page 38).</text:p>
            <text:p text:style-name="P2"/>
            <text:p text:style-name="P2">Some statesmen have the capability of playing an inherent Tribune each turn without actually playing a card. Treat this ability exactly the same as if the faction had played a Tribune card.</text:p>
            <text:p text:style-name="P6">VETO USING A TRIBUNE </text:p>
            <text:p text:style-name="P2">A Tribune may be used prior to or during the owning faction’s turn to stop any vote from being taken, whether it is an election, prosecution, or other proposal.</text:p>
            <text:p text:style-name="P2"/>
            <text:p text:style-name="P2"><text:span text:style-name="T1">EXCEPTIONS</text:span>: </text:p>
            <text:list xml:id="list7968522516295556504" text:style-name="L24">
              <text:list-item>
                <text:p text:style-name="P65">Consul for Life</text:p>
              </text:list-item>
              <text:list-item>
                <text:p text:style-name="P65">Special prosecution of assassins</text:p>
              </text:list-item>
              <text:list-item>
                <text:p text:style-name="P65">Any proposal by a Dictator</text:p>
              </text:list-item>
              <text:list-item>
                <text:p text:style-name="P65">The appointment of the last eligible candidate for any office</text:p>
              </text:list-item>
            </text:list>
            <text:p text:style-name="P2"/>
            <text:p text:style-name="P2">The senator playing the Tribune announces “Veto”, and the vote is canceled - even if it already had enough votes for passage. </text:p>
            <text:p text:style-name="P2"/>
            <text:p text:style-name="P2">The slate of candidates in a vetoed election may not be nominated again in the same turn, nor may the accused in a vetoed prosecution be prosecuted again that turn for the same reason. </text:p>
            <text:p text:style-name="P4"/>
            <text:p text:style-name="P4"/>
            <text:p text:style-name="P4">PROHIBITIONS</text:p>
            <text:p text:style-name="P2">The senate may not put forth a proposal or nomination not defined within the rules. </text:p>
            <text:p text:style-name="P4">RESIGNATION</text:p>
            <text:p text:style-name="P2">A senator elected to an office may not resign his office.</text:p>
            <text:p text:style-name="P4">DECLINING A NOMINATION</text:p>
            <text:p text:style-name="P2">A senator may not decline a nomination, but he may vote against the proposal. </text:p>
            <text:p text:style-name="P4">OFFICE INFLUENCE</text:p>
            <text:p text:style-name="P7">Influence gained from an office is not lost when the senator ceases to hold the office, but is his to keep until lost by some form of misdeed or death.</text:p>
            <text:p text:style-name="P5"><text:span text:style-name="T1">EXCEPTION</text:span>: Pontifex Maximus advanced rule</text:p>
            <text:p text:style-name="P4">CONSUL FOR LIFE</text:p>
            <text:p text:style-name="P2">If a Consul for Life is elected or appointed that player gains control of all factions and will win the game should the Republic survive the current game turn. </text:p>
            <text:p text:style-name="P2"><text:soft-page-break/></text:p>
            <text:p text:style-name="P2"/>
            <text:p text:style-name="P2">At any time during the Senate Phase following the consular elections, the Presiding Magistrate or a player using a Tribune may nominate any senator in Rome with an influence of 21 “Consul for Life”. </text:p>
            <text:p text:style-name="P2"><text:span text:style-name="T1">EXCEPTION</text:span>: This cannot be proposed while the Censor is Presiding Magistrate during prosecutions. </text:p>
            <text:p text:style-name="P2"/>
            <text:p text:style-name="P2">Consul for Life can be proposed only once per turn and cannot be vetoed. If a Tribune is used to propose Consul for Life it may, however, be canceled by an appropriate Intrigue card (e.g. Graft).</text:p>
            <text:p text:style-name="P2"/>
            <text:p text:style-name="P2">Assassination attempts may take place during such a vote, but once elected that senator cannot be assassinated.</text:p>
            <text:p text:style-name="P2"/>
            <text:p text:style-name="P2">The nominee may already hold an office.</text:p>
            <text:p text:style-name="P2"/>
            <text:p text:style-name="P2">For this vote the nominee may add his influence to his vote total. </text:p>
            <text:p text:style-name="P6">APPOINTMENT</text:p>
            <text:p text:style-name="P7">If, at any time during the game, a senator in Rome reaches 35 influence and the Military Reforms law (in the Middle Republic Scenario) is not already in place, he immediately becomes the “Consul for Life”.</text:p>
            <text:p text:style-name="P1"/>
            <text:p text:style-name="P1">If two or more senators simultaneously reach 35 influence, the one exceeding 35 by the most is the Consul for Life. If equal, the senator belonging to the faction with the most combined influence is Consul for Life.</text:p>
            <text:p text:style-name="P1"/>
            <text:p text:style-name="P1">Achieving Consul for Life in this manner is an automatic appointment – <text:span text:style-name="T1">there is no chance for assassination attempts</text:span>. Since all factions are all immediately completely controlled by the Consul for Life, the Military Reform law cannot be played by another player.</text:p>
            <text:p text:style-name="P6">WINNING THE GAME</text:p>
            <text:p text:style-name="P1">If a senator has “won” by being voted or appointed Consul for Life, he takes over all factions (except for the faction belonging to a player who currently has a rebel senator), and during the Senate Phase plays them as if they were his own. </text:p>
            <text:p text:style-name="P1"/>
            <text:p text:style-name="P7">He does not truly win unless he survives to the end of the current game turn (see Victory Conditions<text:span text:style-name="T3"> page 51).</text:span></text:p>
            <text:p text:style-name="P7"/>
            <text:p text:style-name="P7">He is not the HRAO or the Presiding Magistrate. </text:p>
            <text:p text:style-name="P7"/>
            <text:p text:style-name="P7">He may look at a non-rebel player’s hand at any time, but may not play any of the other player’s cards. </text:p>
            <text:p text:style-name="P7"/>
            <text:p text:style-name="P7">He may not force other factions to make assassination attempts, to make any public agreements or to vote against a land bill. </text:p>
            <text:p text:style-name="P7"/>
            <text:p text:style-name="P7">Only the faction with a rebel player may vote normally and conduct assassination attempts.</text:p>
            <text:p text:style-name="P7"/>
            <text:p text:style-name="P7">Note that players will regain control of their factions if the Consul for Life dies, but not if he is <text:soft-page-break/>captured. </text:p>
            <text:p text:style-name="P7"/>
            <text:p text:style-name="P7">If a civil war is already ongoing, that rebel can still win by defeating the senate’s arm<text:span text:style-name="T3">y (page 51) d</text:span>uring the turn in which the Consul for Life is elected – otherwise the Consul for Life will win the game at the end of the turn regardless of the civil war status (unless faced with four or more active wars).</text:p>
            <text:p text:style-name="P1"/>
            <text:p text:style-name="P1">See Victory Conditions (page 51) for more details.</text:p>
            <text:p text:style-name="P4"/>
            <text:p text:style-name="P4">REPOPULATING ROME</text:p>
            <text:p text:style-name="P2">Whenever the number of aligned senators currently in Rome falls below 8 during a Senate Phase due to death or absence, the top senator card in the Curia is promoted to active status in the faction of the player with the fewest active senators. Ties are resolved in favor of the player with the least total influence currently in Rome, with further ties being broken by a die roll. Such promotions continue until the number of active senators in Rome reaches 8 or the Curia is empty.</text:p>
            <text:p text:style-name="P2"/>
            <text:p text:style-name="P2">If the Curia has no senators, those in the Forum can be substituted. The choice of which of the available senators to take is up to the receiving player. If no further senators are currently available in either the Curia or the Forum, no such promotion occurs.</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Itali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RoR_20_H2" style:display-name="RoR H2" style:family="paragraph" style:parent-style-name="Heading_20_2" style:default-outline-level="" style:list-style-name="">
      <style:text-properties fo:color="#7e0021" style:font-name="Times New Roman1" fo:font-family="'Times New Roman'" style:font-family-generic="roman" style:font-pitch="variable" fo:font-style="normal" style:font-style-asian="normal" style:font-style-complex="normal"/>
    </style:style>
    <style:style style:name="Heading_20_3" style:display-name="Heading 3" style:family="paragraph" style:parent-style-name="Heading" style:next-style-name="Text_20_body" style:list-style-name="" style:class="text">
      <style:text-properties fo:font-size="12pt" fo:font-style="italic" fo:font-weight="bold" style:font-size-asian="14pt" style:font-weight-asian="bold" style:font-size-complex="14pt" style:font-weight-complex="bold"/>
    </style:style>
    <style:style style:name="RoR_20_H3" style:display-name="RoR H3" style:family="paragraph" style:parent-style-name="Heading_20_3">
      <style:text-properties fo:color="#7e0021" style:font-name="Times New Roman1" fo:font-family="'Times New Roman'" style:font-family-generic="roman" style:font-pitch="variable" fo:font-style="normal" style:font-style-asian="normal" style:font-style-complex="normal"/>
    </style:style>
    <style:style style:name="RoR_20_Advanced_20_Rule" style:display-name="RoR Advanced Rule" style:family="paragraph" style:parent-style-name="Standard" style:master-page-name="">
      <style:paragraph-properties style:page-number="auto"/>
      <style:text-properties fo:color="#0066cc"/>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75%" fo:font-style="italic" fo:font-weight="bold" style:font-size-asian="85%" style:font-style-asian="italic" style:font-weight-asian="bold" style:font-size-complex="85%" style:font-style-complex="italic" style:font-weight-complex="bold"/>
    </style:style>
    <style:style style:name="RoR_20_H4" style:display-name="RoR H4" style:family="paragraph" style:parent-style-name="Heading_20_4" style:default-outline-level="" style:list-style-name="" style:master-page-name="">
      <style:paragraph-properties style:page-number="auto"/>
      <style:text-properties fo:color="#7e0021" style:font-name="Times New Roman" fo:font-family="'Times New Roman'" style:font-style-name="Bold Italic" style:font-family-generic="roman" style:font-pitch="variable" fo:font-size="10.5pt" fo:font-style="normal" style:font-size-asian="10.5pt" style:font-style-asian="normal" style:font-size-complex="10.5pt" style:font-style-complex="normal"/>
    </style:style>
    <style:style style:name="RoR_20_Default" style:display-name="RoR Default" style:family="paragraph" style:parent-style-name="Standard"/>
    <style:style style:name="RoR_20_Example" style:display-name="RoR Example" style:family="paragraph" style:parent-style-name="Standard" style:master-page-name="">
      <style:paragraph-properties style:page-number="auto"/>
      <style:text-properties fo:color="#4c4c4c" fo:font-size="10.5pt" fo:font-style="italic" style:font-size-asian="10.5pt" style:font-style-asian="italic" style:font-size-complex="10.5pt" style:font-style-complex="italic"/>
    </style:style>
    <style:style style:name="RoR_20_TODO" style:display-name="RoR TODO" style:family="paragraph" style:parent-style-name="Standard"/>
    <style:style style:name="RoR_20_H5" style:display-name="RoR H5" style:family="paragraph" style:parent-style-name="RoR_20_Default">
      <style:text-properties fo:color="#7e0021" fo:font-size="10pt" fo:font-weight="bold" style:font-size-asian="10pt" style:font-weight-asian="bold" style:font-size-complex="10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petraud </meta:initial-creator>
    <meta:creation-date>2013-12-10T16:01:10</meta:creation-date>
    <dc:date>2014-01-24T16:35:37.048475003</dc:date>
    <dc:creator>g.petraud </dc:creator>
    <meta:editing-duration>PT30M58S</meta:editing-duration>
    <meta:editing-cycles>4</meta:editing-cycles>
    <meta:generator>LibreOffice/4.1.3.2$Linux_X86_64 LibreOffice_project/410m0$Build-2</meta:generator>
    <meta:document-statistic meta:table-count="4" meta:image-count="0" meta:object-count="0" meta:page-count="17" meta:paragraph-count="349" meta:word-count="6885" meta:character-count="39627" meta:non-whitespace-character-count="33064"/>
  </office:meta>
</office:document-meta>
</file>